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BooleanXPathExpression.JAXPBoolean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BooleanXPathExpression.JAXPBoolean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PBooleanXPathExpression.evaluateXPath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BooleanXPathExpression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